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9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1" style:family="graphic" style:parent-style-name="standard">
      <style:graphic-properties draw:stroke="solid" svg:stroke-color="#000000" draw:fill="none" draw:fill-color="#ffffff" fo:min-height="1.9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3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4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5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stroke="none" svg:stroke-color="#000000" draw:fill="none" draw:fill-color="#ffffff" fo:min-height="2.925cm"/>
    </style:style>
    <style:style style:name="gr38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9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20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5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10">387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8" draw:text-style-name="P18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6" draw:text-style-name="P1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1" draw:text-style-name="P6" draw:layer="layout" svg:width="13.861cm" svg:height="2.202cm" svg:x="43.019cm" svg:y="24.071cm">
          <draw:text-box>
            <text:p><text:span text:style-name="T2">@: </text:span><text:span text:style-name="T10">0x00000020</text:span><text:span text:style-name="T2"> <text:s text:c="2"/></text:span></text:p>
          </draw:text-box>
        </draw:frame>
        <draw:frame draw:style-name="gr32" draw:text-style-name="P19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3" draw:text-style-name="P1" draw:layer="layout" svg:x1="22.844cm" svg:y1="38.338cm" svg:x2="22.844cm" svg:y2="41.894cm">
          <text:p/>
        </draw:line>
        <draw:connector draw:style-name="gr34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5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6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6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8" draw:text-style-name="P16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9" draw:text-style-name="P1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0.05cm" svg:height="2.202cm" svg:x="43.02cm" svg:y="26.671cm">
          <draw:text-box>
            <text:p><text:span text:style-name="T2">offset: </text:span><text:span text:style-name="T10">0</text:span><text:span text:style-name="T2"> <text:s text:c="2"/></text:span></text:p>
          </draw:text-box>
        </draw:frame>
        <draw:frame draw:style-name="gr31" draw:text-style-name="P6" draw:layer="layout" svg:width="10.05cm" svg:height="2.202cm" svg:x="43.02cm" svg:y="29.271cm">
          <draw:text-box>
            <text:p><text:span text:style-name="T2">set: </text:span><text:span text:style-name="T10">2</text:span><text:span text:style-name="T2"> <text:s text:c="2"/></text:span></text:p>
          </draw:text-box>
        </draw:frame>
        <draw:frame draw:style-name="gr31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text:s text:c="2"/></text:span></text:p>
          </draw:text-box>
        </draw:frame>
        <draw:frame draw:style-name="gr28" draw:text-style-name="P20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8" draw:text-style-name="P20" draw:layer="layout" svg:width="1.285cm" svg:height="1.826cm" svg:x="2.284cm" svg:y="28.395cm">
          <draw:text-box>
            <text:p><text:span text:style-name="T12">1</text:span></text:p>
          </draw:text-box>
        </draw:frame>
        <draw:frame draw:style-name="gr28" draw:text-style-name="P21" draw:layer="layout" svg:width="1.285cm" svg:height="1.826cm" svg:x="2.285cm" svg:y="31.995cm">
          <draw:text-box>
            <text:p><text:span text:style-name="T13">2</text:span></text:p>
          </draw:text-box>
        </draw:frame>
        <draw:frame draw:style-name="gr28" draw:text-style-name="P18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2" draw:text-style-name="P19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22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2" draw:text-style-name="P22" draw:layer="layout" svg:width="6.708cm" svg:height="1.517cm" svg:x="19.907cm" svg:y="24.878cm">
          <draw:text-box>
            <text:p><text:span text:style-name="T14">0x00000002</text:span></text:p>
          </draw:text-box>
        </draw:frame>
        <draw:frame draw:style-name="gr32" draw:text-style-name="P19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2" draw:text-style-name="P19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2" draw:text-style-name="P22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2" draw:text-style-name="P19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19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2" draw:text-style-name="P19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2" draw:text-style-name="P19" draw:layer="layout" svg:width="6.708cm" svg:height="1.517cm" svg:x="19.907cm" svg:y="28.566cm">
          <draw:text-box>
            <text:p><text:span text:style-name="T11">0x00000006</text:span></text:p>
          </draw:text-box>
        </draw:frame>
        <draw:frame draw:style-name="gr32" draw:text-style-name="P19" draw:layer="layout" svg:width="6.708cm" svg:height="1.517cm" svg:x="12.807cm" svg:y="32.253cm">
          <draw:text-box>
            <text:p><text:span text:style-name="T11">0x00000009</text:span></text:p>
          </draw:text-box>
        </draw:frame>
        <draw:frame draw:style-name="gr32" draw:text-style-name="P19" draw:layer="layout" svg:width="6.708cm" svg:height="1.517cm" svg:x="5.807cm" svg:y="32.254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19" draw:layer="layout" svg:width="6.708cm" svg:height="1.517cm" svg:x="19.907cm" svg:y="32.254cm">
          <draw:text-box>
            <text:p><text:span text:style-name="T11">0x0000000a</text:span></text:p>
          </draw:text-box>
        </draw:frame>
        <draw:frame draw:style-name="gr32" draw:text-style-name="P19" draw:layer="layout" svg:width="6.708cm" svg:height="1.517cm" svg:x="27.007cm" svg:y="32.255cm">
          <draw:text-box>
            <text:p><text:span text:style-name="T11">0x0000000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3:30.654774088</dc:date>
    <meta:editing-duration>PT23H26M37S</meta:editing-duration>
    <meta:editing-cycles>75</meta:editing-cycles>
    <meta:generator>LibreOffice/6.0.6.2$Linux_X86_64 LibreOffice_project/00m0$Build-2</meta:generator>
    <meta:document-statistic meta:object-count="183"/>
  </office:meta>
</office:document-meta>
</file>